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line-height="150%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" style:parent-style-name="Обычный" style:family="paragraph">
      <style:paragraph-properties fo:text-align="justify" fo:line-height="150%" fo:text-indent="0.4916in"/>
      <style:text-properties style:font-name="Times New Roman" style:font-name-complex="Times New Roman" fo:font-size="14pt" style:font-size-asian="14pt" style:font-size-complex="14pt"/>
    </style:style>
    <style:style style:name="P4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" style:parent-style-name="Обычный" style:family="paragraph">
      <style:paragraph-properties fo:text-align="justify" fo:line-height="150%"/>
    </style:style>
    <style:style style:name="T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1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4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5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17" style:parent-style-name="Обычный" style:family="paragraph">
      <style:paragraph-properties fo:text-align="center" fo:line-height="150%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1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3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5" style:parent-style-name="Обычный" style:family="paragraph">
      <style:paragraph-properties fo:text-align="center" fo:line-height="150%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8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29" style:parent-style-name="Обычный" style:family="paragraph">
      <style:paragraph-properties fo:text-align="center" fo:line-height="150%"/>
    </style:style>
    <style:style style:name="T3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3" style:parent-style-name="Обычный" style:family="paragraph">
      <style:paragraph-properties fo:text-align="justify" fo:line-height="150%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5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6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37" style:parent-style-name="Обычный" style:family="paragraph">
      <style:paragraph-properties fo:text-align="justify" fo:line-height="150%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0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1" style:parent-style-name="Обычный" style:family="paragraph">
      <style:paragraph-properties fo:text-align="justify" fo:line-height="150%"/>
    </style:style>
    <style:style style:name="T4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3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4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5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6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7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8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4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0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1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3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4" style:parent-style-name="Обычный" style:family="paragraph">
      <style:paragraph-properties fo:text-align="justify" fo:line-height="150%"/>
    </style:style>
    <style:style style:name="T5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6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7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8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5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0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1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3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4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5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6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7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8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6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0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1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3" style:parent-style-name="Обычный" style:family="paragraph">
      <style:paragraph-properties fo:text-align="justify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4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5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6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7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8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7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0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1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2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3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4" style:parent-style-name="Обычный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5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6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7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8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89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90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91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center" fo:line-height="150%"/>
    </style:style>
    <style:style style:name="T9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4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95" style:parent-style-name="Обычный" style:family="paragraph">
      <style:paragraph-properties fo:text-align="justify" fo:line-height="150%"/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paragraph-properties fo:text-align="justify" fo:line-height="150%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<text:span text:style-name="T2">Аннотация</text:span></text:p>
      <text:p text:style-name="P3">Системы контроля и управления доступом (СКУД) сегодня широко используются различными учреждениями. Основной задачей таких систем является контроль посещения сотрудниками предприятия. Огромным потенциалом системы являются такие, получаемые, данные, как: продолжительность рабочего дня, время и количество опозданий и местоположение сотрудников. Анализ этих данных позволит в дальнейшем выявить различные аномалии, которые могут свидетельствовать о таких угрозах, как внутренний нарушитель, финансовые мошенничества и целенаправленные атаки. В данной работе рассматривается разработка программного обеспечения для анализа журналов системы контроля доступом. Показаны основные цели и задачи по построению графов взаимодействия пользователей и результаты работы</text:p>
      <text:p text:style-name="P4"/>
      <text:p text:style-name="P5"><text:span text:style-name="T6">Сравнение аналогов</text:span></text:p>
      <text:p text:style-name="P7"><text:span text:style-name="T8"><text:s/></text:span><text:span text:style-name="T9">СКУД</text:span></text:p>
      <text:p text:style-name="P10">Самыми близкими аналогами разрабатываемого ПО можно назвать системы контроля и управления доступом</text:p>
      <text:p text:style-name="P11">### Perco Web</text:p>
      <text:p text:style-name="P12">Коммерческий проект. Удобный инструмент для эффективного управления предприятием. Система предназначена для усиления безопасности и повышения дисциплины труда персонала.</text:p>
      <text:p text:style-name="P13">### Castle</text:p>
      <text:p text:style-name="P14">Коммерческий проект. Данная система контроля доступа представляет собой аппаратно-программный комплекс, состоящий из широкого ассортимента контроллеров и дополнительного программного обеспечения.</text:p>
      <text:p text:style-name="P15">### Альянс Комплексная безопасность</text:p>
      <text:soft-page-break/>
      <text:p text:style-name="P16">Альянс «Комплексная безопасность» разрабатывает проекты СКУД, систем контроля и управления доступом, уже более 15 лет. Мы можем предложить как готовые варианты для типовых объектов, так и сложные комплексные решения обеспечения контроля и управления доступом для предприятий с высоким уровнем секретности.</text:p>
      <text:p text:style-name="P17"><text:span text:style-name="T18">Критерии сравнения аналогов</text:span></text:p>
      <text:p text:style-name="P19">### Просмотр местоположения в реальном времени</text:p>
      <text:p text:style-name="P20">Отслеживание местоположения сотрудника в реальном времени позволяет ежечасно контролировать посещаемость и занятость.</text:p>
      <text:p text:style-name="P21">### Контроль опозданий</text:p>
      <text:p text:style-name="P22">Время опозданий и нахождения сотрудника на рабочем месте позволит регулировать его заработную плату.</text:p>
      <text:p text:style-name="P23">### Выявление нестандартного поведения</text:p>
      <text:p text:style-name="P24">Сотрудники могут отклоняться от своего рабочего графика, находиться в неположенных местах. Система безопасности должна это выявлять.</text:p>
      <text:p text:style-name="P25"><text:span text:style-name="T26">Выводы по итогам сравнения</text:span></text:p>
      <text:p text:style-name="P27">По результатам сравнения, Perco Web имеет очевидное преимущество перед другими аналогами. Данная система отслеживает местоположение сотрудника в реальном времени, позволяет ежечасно контролировать посещаемость и занятость. Другие системы не предоставляют таких решений.</text:p>
      <text:p text:style-name="P28"/>
      <text:p text:style-name="P29"><text:span text:style-name="T30">Актуальность</text:span></text:p>
      <text:p text:style-name="P31">Системы контроля и управления доступом (СКУД) сегодня широко используются различными учреждениями. Основной задачей таких систем является контроль посещения сотрудниками предприятия. Огромным потенциалом системы являются такие, получаемые, данные, как:<text:s/><text:soft-page-break/>продолжительность рабочего дня, время и количество опозданий и местоположение сотрудников. Анализ этих данных позволит в дальнейшем выявить различные аномалии, которые могут свидетельствовать о таких угрозах, как внутренний нарушитель, финансовые мошенничества и целенаправленные атаки.</text:p>
      <text:p text:style-name="P32"/>
      <text:p text:style-name="P33"><text:span text:style-name="T34">Объект исследования</text:span></text:p>
      <text:p text:style-name="P35">данные системы контроля доступа.</text:p>
      <text:p text:style-name="P36"/>
      <text:p text:style-name="P37"><text:span text:style-name="T38">Предмет исследования</text:span></text:p>
      <text:p text:style-name="P39">поведение сотрудников организации.</text:p>
      <text:p text:style-name="P40"/>
      <text:p text:style-name="P41"><text:span text:style-name="T42">Выбор метода решения</text:span></text:p>
      <text:p text:style-name="P43">В результате обзора аналогов, было определено, что существует ряд средств для выявления аномалий в поведении сотрудников организации на основе данных системы контроля доступа. Однако, многие не полностью удовлетворяют потребностям.<text:s/></text:p>
      <text:p text:style-name="P44"/>
      <text:p text:style-name="P45">На основании этого, требуется:</text:p>
      <text:p text:style-name="P46">- Изучить подходы, используемые в этих средствах для выявления аномалий в поведении сотрудников организации.</text:p>
      <text:p text:style-name="P47">- Определить параметры и характеристики данных, которые будут отображены визуально.</text:p>
      <text:p text:style-name="P48">- Определить методику выявления аномалий.</text:p>
      <text:p text:style-name="P49">- Определить вид сообщения об аномалии.</text:p>
      <text:soft-page-break/>
      <text:p text:style-name="P50">- Определить способ взаимодействия между программной частью и визуализацией.</text:p>
      <text:p text:style-name="P51">- Разработать макет приложения</text:p>
      <text:p text:style-name="P52">- Разработать ПО.</text:p>
      <text:p text:style-name="P53"/>
      <text:p text:style-name="P54"><text:span text:style-name="T55">Описание метода решения</text:span></text:p>
      <text:p text:style-name="P56">Детально рассмотрим средства выявления аномалий для составления описания каждого из них по следующим параметрам:</text:p>
      <text:p text:style-name="P57">* Каким образом реализован механизм</text:p>
      <text:p text:style-name="P58">* Поддерживается ли выявление аномалий у групп из более чем двух человек</text:p>
      <text:p text:style-name="P59">* Как, в каком формате хранятся данные о перемещениях</text:p>
      <text:p text:style-name="P60"/>
      <text:p text:style-name="P61">### Perco Web</text:p>
      <text:p text:style-name="P62">Раздел «Контроль доступа» данной системы позволяет автоматизировать формирование отчетов о проходах через турникеты, входах/выходах в помещения, о местонахождении сотрудников и посетителей в указанное время. При необходимости оперативного реагирования предусмотрена возможность удаленного управления устройствами системы.</text:p>
      <text:p text:style-name="P63">Выявление аномалий у групп из более чем двух человек не поддерживается.</text:p>
      <text:p text:style-name="P64">Информации о том, в каком формате хранятся данные о перемещениях не указан.</text:p>
      <text:p text:style-name="P65"/>
      <text:p text:style-name="P66">### Castle</text:p>
      <text:p text:style-name="P67">Автоматизированная проходная обеспечивает контроль доступа в двух направлениях в местах с большим потоком сотрудников, и с этой задачей<text:s/><text:soft-page-break/>легко справляется СКУД «Castle». Турникет идеален для контроля доступа в любых случаях, когда необходимо совместить в одно целое максимальную надежность, удобство эксплуатации и различный дизайн (благодаря расширенной интеграции турникетов в СКУД «Castle»).</text:p>
      <text:p text:style-name="P68">При этом уровни доступа формируются различными способами: можно добавить пользователю определенные точки доступа или отдельных пользователей в контроллер; либо просто добавить новый режим, а в него – точки доступа, людей и т. д. А, например, при групповом назначении можно выбрать 10 точек доступа и назначить их двум отделам. Все достаточно гибко, и каждый выбирает свой метод.</text:p>
      <text:p text:style-name="P69">Сетевой контроллер: управление турникетом, двумя дверьми, воротами или шлагбаумом. Максимально до 7000 ключей, 500 временных зон и 40000 событий в автономной энергонезависимой памяти. Интерфейс связи RS485.</text:p>
      <text:p text:style-name="P70">Выявление аномалий у групп из более чем двух человек не поддерживается.</text:p>
      <text:p text:style-name="P71">Информации о том, в каком формате хранятся данные о перемещениях не указан.</text:p>
      <text:p text:style-name="P72"/>
      <text:p text:style-name="P73">### Альянс Комплексная безопасность</text:p>
      <text:p text:style-name="P74">Компания Альянс «Комплексная безопасность» осуществляет проектирование систем контроля доступа. Полная комплектация системы может включать ряд элементов, среди которых выделяются следующие:</text:p>
      <text:p text:style-name="P75">- внутренние и внешние устройства, преграждающие доступ (замки, турникеты, шлюзы, ворота, шлагбаумы, болларды и т.д.);</text:p>
      <text:p text:style-name="P76">- механизмы, предназначающиеся для управления этими преграждающими системами;</text:p>
      <text:p text:style-name="P77">- оборудование, посредством которого осуществляется контроль текущего состояния преград и управление ими (контроллеры);</text:p>
      <text:soft-page-break/>
      <text:p text:style-name="P78">- считывающие устройства (считыватели);</text:p>
      <text:p text:style-name="P79">- специальное программное обеспечение, в том числе с возможностью фото и видео верификации, контроля и учета рабочего времени;</text:p>
      <text:p text:style-name="P80">- системы идентификации личности (пропуска, карты, электронные ключи и т.д.);</text:p>
      <text:p text:style-name="P81">а также другие дополнительные устройства.</text:p>
      <text:p text:style-name="P82">Выявление аномалий у групп из более чем двух человек не поддерживается.</text:p>
      <text:p text:style-name="P83">Информации о том, в каком формате хранятся данные о перемещениях не указан.</text:p>
      <text:p text:style-name="P84">Выводы</text:p>
      <text:p text:style-name="P85">В статье представлено сравнительное исследование Систем контроля и управления доступом (СКУД). Выделены и обоснованы критерии сравнения аналогов.</text:p>
      <text:p text:style-name="P86"/>
      <text:p text:style-name="P87">Были исследованы следующие средства: Perco Web, Castle, Альянс Комплексная безопасность с целью сравнения используемых в них подходов к реализации самого механизма выявления аномалий в поведении сотрудников организации на основе данных системы контроля доступа.</text:p>
      <text:p text:style-name="P88"/>
      <text:p text:style-name="P89">По результатам исследования, было выяснено, что ни одна из систем не предоставляет полного спектра желаемых характеристик. Однако, Perco Web имеет очевидное преимущество перед другими аналогами. Данная система отслеживает местоположение сотрудника в реальном времени, позволяет ежечасно контролировать посещаемость и занятость. Другие системы не предоставляют таких решений.</text:p>
      <text:p text:style-name="P90"/>
      <text:soft-page-break/>
      <text:p text:style-name="P91">В итоге, разрабатываемое ПО работает с большим количеством записей (реализован механизм многопоточности), выявляет связи между пользователями и формирует файлы графов формата gml в соответствии с заданными параметрами (присутствует настройка временных интервалов и отображение отдельных пользователей, зон).</text:p>
      <text:p text:style-name="P92"><text:span text:style-name="T93">Источники</text:span></text:p>
      <text:p text:style-name="P94">[1] https://www.perco.ru/products/perco-ws-standartnyy-paket-po.php</text:p>
      <text:p text:style-name="P95">[2] https://www.agrg.ru/castle/supremacy</text:p>
      <text:p text:style-name="P96"><text:span text:style-name="T97">[3] https://www.complex-safety.com/sistemy-kontrolya-dostupa/proektirovanie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Pack by Diakov</meta:initial-creator>
    <dc:creator>RePack by Diakov</dc:creator>
    <meta:creation-date>2017-12-16T21:51:00Z</meta:creation-date>
    <dc:date>2017-12-16T21:51:00Z</dc:date>
    <meta:template xlink:href="Normal.dotm" xlink:type="simple"/>
    <meta:editing-cycles>2</meta:editing-cycles>
    <meta:editing-duration>PT0S</meta:editing-duration>
    <meta:document-statistic meta:page-count="7" meta:paragraph-count="15" meta:word-count="1189" meta:character-count="7952" meta:row-count="56" meta:non-whitespace-character-count="6778"/>
  </office:meta>
</office:document-meta>
</file>